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022" table:default-cell-style-name="Default"/>
        <table:table-row table:style-name="ro1">
          <table:table-cell table:style-name="ce1"/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mperature &amp; Simulation, <text:span text:style-name="T1">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lative Humidity <text:span text:style-name="T1"> 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lluminatio<text:span text:style-name="T2">n 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rometric pressure <text:span text:style-name="T2">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rrain Umidity <text:span text:style-name="T2">&amp; Simulation, document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or calibration <text:span text:style-name="T2">&amp; Simulation, documentation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atu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ma che acquisisce tutti I sensor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mperature &amp; Simulatio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lative Humidity <text:span text:style-name="T1"> &amp; Simulation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lluminatio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ometric pressur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in Umidi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sor calibr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DC</text:p>
          </table:table-cell>
          <table:table-cell table:style-name="ce6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DbWri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atu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gramma che acquisisce tutti I sensor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formula="of:=SUM([.B2:.B27])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4">
          <table:table-cell table:style-name="ce3" office:value-type="string" calcext:value-type="string">
            <text:p>ARLOTT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BABB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BARTOLON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DENTE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FOSCHIN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FRANCISCON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GAZZON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GIORGETT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LIPPOLIS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LUCCH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NER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ORESTE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PICC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PISCAGLIA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PITTALIS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SGANGA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TARGHIN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3" office:value-type="string" calcext:value-type="string">
            <text:p>VALDINOCI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4" office:value-type="string" calcext:value-type="string">
            <text:p>ZAMBELLI</text:p>
          </table:table-cell>
          <table:table-cell table:style-name="ce4"/>
          <table:table-cell table:style-name="ce7" table:number-columns-repeated="1022"/>
        </table:table-row>
        <table:table-row table:style-name="ro4">
          <table:table-cell table:style-name="ce3" office:value-type="string" calcext:value-type="string">
            <text:p>ZHU</text:p>
          </table:table-cell>
          <table:table-cell table:style-name="ce3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00:58:32.97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0:19:05.376000000</meta:creation-date>
    <dc:date>2015-01-30T01:02:14.322000000</dc:date>
    <meta:editing-duration>PT31M32S</meta:editing-duration>
    <meta:editing-cycles>9</meta:editing-cycles>
    <meta:generator>LibreOffice/4.3.5.2$Windows_x86 LibreOffice_project/3a87456aaa6a95c63eea1c1b3201acedf0751bd5</meta:generator>
    <dc:creator>Gabriele Monti</dc:creator>
    <meta:document-statistic meta:table-count="1" meta:cell-count="54" meta:object-count="0"/>
  </office:meta>
</office:document-meta>
</file>